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28.49pt"/>
    </style:style>
    <style:style style:name="co4" style:family="table-column">
      <style:table-column-properties fo:break-before="auto" style:column-width="42.41pt"/>
    </style:style>
    <style:style style:name="co5" style:family="table-column">
      <style:table-column-properties fo:break-before="auto" style:column-width="14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25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">
      <style:table-cell-properties fo:border-bottom="none" fo:background-color="#666666" style:diagonal-bl-tr="none" style:diagonal-tl-br="none" style:text-align-source="fix" style:repeat-content="false" fo:wrap-option="no-wrap" fo:border-left="1.76pt solid #b7b7b7" style:direction="ltr" fo:border-right="1.76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 style:data-style-name="N10">
      <style:table-cell-properties fo:border-bottom="none" fo:background-color="#6fa8dc" style:diagonal-bl-tr="none" style:diagonal-tl-br="none" fo:border-left="1.76pt solid #b7b7b7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no-wrap" fo:border-left="1.76pt solid #b7b7b7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 style:data-style-name="N10">
      <style:table-cell-properties fo:border-bottom="none" fo:background-color="#6fa8dc" style:diagonal-bl-tr="none" style:diagonal-tl-br="none" fo:border-left="1.76pt solid #b7b7b7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border-right="1.7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order-bottom="none" fo:background-color="#6fa8dc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b7b7b7" fo:background-color="#ffffff" style:diagonal-bl-tr="none" style:diagonal-tl-br="none" style:text-align-source="fix" style:repeat-content="false" fo:wrap-option="no-wrap" fo:border-left="none" style:direction="ltr" fo:border-right="1.76pt solid #b7b7b7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5">
      <style:table-cell-properties fo:border-bottom="0.74pt solid #b7b7b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order-bottom="none" fo:background-color="#efefef" style:diagonal-bl-tr="none" style:diagonal-tl-br="none" fo:border-left="0.74pt solid #666666" fo:border-right="0.74pt solid #666666" style:rotation-align="none" fo:border-top="0.74pt solid #666666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 style:data-style-name="N126">
      <style:table-cell-properties fo:border-bottom="none" fo:background-color="#efefef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J$4]=TODAY())" style:apply-style-name="ConditionalStyle_5f_2" style:base-cell-address="Tabellenblatt1.J4"/>
    </style:style>
    <style:style style:name="ce32" style:family="table-cell" style:parent-style-name="Default">
      <style:table-cell-properties fo:background-color="#666666"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is-true-formula([.J$4]=TODAY())" style:apply-style-name="ConditionalStyle_5f_2" style:base-cell-address="Tabellenblatt1.J4"/>
    </style:style>
    <style:style style:name="ce33" style:family="table-cell" style:parent-style-name="Default">
      <style:table-cell-properties fo:background-color="#6fa8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[.J$4]&gt;=[.$E6];[.J$4]&lt;=[.$G6]))" style:apply-style-name="ConditionalStyle_5f_1" style:base-cell-address="Tabellenblatt1.J6"/>
    </style:style>
    <style:style style:name="ce34" style:family="table-cell" style:parent-style-name="Default">
      <style:table-cell-properties fo:border-bottom="0.74pt solid #b7b7b7" fo:background-color="#ffffff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J$4]&gt;=[.$E6];[.J$4]&lt;=[.$G6]))" style:apply-style-name="ConditionalStyle_5f_1" style:base-cell-address="Tabellenblatt1.J6"/>
    </style:style>
    <style:style style:name="ce3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J$4]=TODAY())" style:apply-style-name="ConditionalStyle_5f_2" style:base-cell-address="Tabellenblatt1.J4"/>
    </style:style>
    <style:style style:name="ce3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[.J$4]&gt;=[.$E6];[.J$4]&lt;=[.$G6]))" style:apply-style-name="ConditionalStyle_5f_1" style:base-cell-address="Tabellenblatt1.J6"/>
    </style:style>
    <style:style style:name="ce38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is-true-formula([.J$4]=TODAY())" style:apply-style-name="ConditionalStyle_5f_2" style:base-cell-address="Tabellenblatt1.J4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[.J$4]=TODAY())" style:apply-style-name="ConditionalStyle_5f_2" style:base-cell-address="Tabellenblatt1.J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9" table:default-cell-style-name="Default"/>
        <table:table-column table:style-name="co1" table:number-columns-repeated="987" table:default-cell-style-name="Default"/>
        <table:table-row table:style-name="ro1">
          <table:table-cell table:style-name="ce1" office:value-type="string" calcext:value-type="string">
            <text:p>Project Title</text:p>
          </table:table-cell>
          <table:table-cell table:style-name="ce3"/>
          <table:table-cell table:style-name="ce12"/>
          <table:table-cell table:style-name="ce3" table:number-columns-repeated="34"/>
          <table:table-cell table:number-columns-repeated="987"/>
        </table:table-row>
        <table:table-row table:style-name="ro1">
          <table:table-cell table:style-name="ce2" office:value-type="string" calcext:value-type="string">
            <text:p>Company Name </text:p>
          </table:table-cell>
          <table:table-cell table:style-name="ce3"/>
          <table:table-cell table:style-name="ce12"/>
          <table:table-cell table:style-name="ce3" table:number-columns-repeated="2"/>
          <table:table-cell table:style-name="ce21" office:value-type="string" calcext:value-type="string">
            <text:p>Project Start: </text:p>
          </table:table-cell>
          <table:table-cell table:style-name="ce24" office:value-type="date" office:date-value="2025-06-02" calcext:value-type="date">
            <text:p>02.06.2025</text:p>
          </table:table-cell>
          <table:table-cell table:style-name="ce3" table:number-columns-repeated="2"/>
          <table:table-cell table:style-name="ce29" table:number-columns-repeated="28"/>
          <table:table-cell table:number-columns-repeated="987"/>
        </table:table-row>
        <table:table-row table:style-name="ro1">
          <table:table-cell table:style-name="ce3" office:value-type="string" calcext:value-type="string">
            <text:p>Project Manager</text:p>
          </table:table-cell>
          <table:table-cell table:style-name="ce3"/>
          <table:table-cell table:style-name="ce12"/>
          <table:table-cell table:style-name="ce3" table:number-columns-repeated="2"/>
          <table:table-cell table:style-name="ce21" office:value-type="string" calcext:value-type="string">
            <text:p>Display Week:</text:p>
          </table:table-cell>
          <table:table-cell table:style-name="ce25" office:value-type="float" office:value="1" calcext:value-type="float">
            <text:p>1</text:p>
          </table:table-cell>
          <table:table-cell table:style-name="ce3" table:number-columns-repeated="2"/>
          <table:table-cell table:style-name="ce30" table:formula="of:=[.J4]" office:value-type="date" office:date-value="2025-06-02" calcext:value-type="date" table:number-columns-spanned="7" table:number-rows-spanned="1">
            <text:p>02.06.2025</text:p>
          </table:table-cell>
          <table:covered-table-cell table:number-columns-repeated="5" table:style-name="ce35"/>
          <table:covered-table-cell table:style-name="ce39"/>
          <table:table-cell table:style-name="ce30" table:formula="of:=[.Q4]" office:value-type="date" office:date-value="2025-06-09" calcext:value-type="date" table:number-columns-spanned="7" table:number-rows-spanned="1">
            <text:p>09.06.2025</text:p>
          </table:table-cell>
          <table:covered-table-cell table:number-columns-repeated="5" table:style-name="ce35"/>
          <table:covered-table-cell table:style-name="ce39"/>
          <table:table-cell table:style-name="ce30" table:formula="of:=[.X4]" office:value-type="date" office:date-value="2025-06-16" calcext:value-type="date" table:number-columns-spanned="7" table:number-rows-spanned="1">
            <text:p>16.06.2025</text:p>
          </table:table-cell>
          <table:covered-table-cell table:number-columns-repeated="5" table:style-name="ce35"/>
          <table:covered-table-cell table:style-name="ce39"/>
          <table:table-cell table:style-name="ce30" table:formula="of:=[.AE4]" office:value-type="date" office:date-value="2025-06-23" calcext:value-type="date" table:number-columns-spanned="7" table:number-rows-spanned="1">
            <text:p>23.06.2025</text:p>
          </table:table-cell>
          <table:covered-table-cell table:number-columns-repeated="5" table:style-name="ce35"/>
          <table:covered-table-cell table:style-name="ce39"/>
          <table:table-cell table:number-columns-repeated="987"/>
        </table:table-row>
        <table:table-row table:style-name="ro1">
          <table:table-cell table:style-name="ce3" table:number-columns-repeated="2"/>
          <table:table-cell table:style-name="ce12"/>
          <table:table-cell table:style-name="ce3" table:number-columns-repeated="6"/>
          <table:table-cell table:style-name="ce31" table:formula="of:=[.$G$2]-WEEKDAY([.G2] ;3)+([.G3]-1)*7" office:value-type="date" office:date-value="2025-06-02" calcext:value-type="date">
            <text:p>02</text:p>
          </table:table-cell>
          <table:table-cell table:style-name="ce36" table:formula="of:=[.J4]+1" office:value-type="date" office:date-value="2025-06-03" calcext:value-type="date">
            <text:p>03</text:p>
          </table:table-cell>
          <table:table-cell table:style-name="ce36" table:formula="of:=[.K4]+1" office:value-type="date" office:date-value="2025-06-04" calcext:value-type="date">
            <text:p>04</text:p>
          </table:table-cell>
          <table:table-cell table:style-name="ce36" table:formula="of:=[.L4]+1" office:value-type="date" office:date-value="2025-06-05" calcext:value-type="date">
            <text:p>05</text:p>
          </table:table-cell>
          <table:table-cell table:style-name="ce36" table:formula="of:=[.M4]+1" office:value-type="date" office:date-value="2025-06-06" calcext:value-type="date">
            <text:p>06</text:p>
          </table:table-cell>
          <table:table-cell table:style-name="ce36" table:formula="of:=[.N4]+1" office:value-type="date" office:date-value="2025-06-07" calcext:value-type="date">
            <text:p>07</text:p>
          </table:table-cell>
          <table:table-cell table:style-name="ce40" table:formula="of:=[.O4]+1" office:value-type="date" office:date-value="2025-06-08" calcext:value-type="date">
            <text:p>08</text:p>
          </table:table-cell>
          <table:table-cell table:style-name="ce31" table:formula="of:=[.P4]+1" office:value-type="date" office:date-value="2025-06-09" calcext:value-type="date">
            <text:p>09</text:p>
          </table:table-cell>
          <table:table-cell table:style-name="ce36" table:formula="of:=[.Q4]+1" office:value-type="date" office:date-value="2025-06-10" calcext:value-type="date">
            <text:p>10</text:p>
          </table:table-cell>
          <table:table-cell table:style-name="ce36" table:formula="of:=[.R4]+1" office:value-type="date" office:date-value="2025-06-11" calcext:value-type="date">
            <text:p>11</text:p>
          </table:table-cell>
          <table:table-cell table:style-name="ce36" table:formula="of:=[.S4]+1" office:value-type="date" office:date-value="2025-06-12" calcext:value-type="date">
            <text:p>12</text:p>
          </table:table-cell>
          <table:table-cell table:style-name="ce36" table:formula="of:=[.T4]+1" office:value-type="date" office:date-value="2025-06-13" calcext:value-type="date">
            <text:p>13</text:p>
          </table:table-cell>
          <table:table-cell table:style-name="ce36" table:formula="of:=[.U4]+1" office:value-type="date" office:date-value="2025-06-14" calcext:value-type="date">
            <text:p>14</text:p>
          </table:table-cell>
          <table:table-cell table:style-name="ce40" table:formula="of:=[.V4]+1" office:value-type="date" office:date-value="2025-06-15" calcext:value-type="date">
            <text:p>15</text:p>
          </table:table-cell>
          <table:table-cell table:style-name="ce31" table:formula="of:=[.W4]+1" office:value-type="date" office:date-value="2025-06-16" calcext:value-type="date">
            <text:p>16</text:p>
          </table:table-cell>
          <table:table-cell table:style-name="ce36" table:formula="of:=[.X4]+1" office:value-type="date" office:date-value="2025-06-17" calcext:value-type="date">
            <text:p>17</text:p>
          </table:table-cell>
          <table:table-cell table:style-name="ce36" table:formula="of:=[.Y4]+1" office:value-type="date" office:date-value="2025-06-18" calcext:value-type="date">
            <text:p>18</text:p>
          </table:table-cell>
          <table:table-cell table:style-name="ce36" table:formula="of:=[.Z4]+1" office:value-type="date" office:date-value="2025-06-19" calcext:value-type="date">
            <text:p>19</text:p>
          </table:table-cell>
          <table:table-cell table:style-name="ce36" table:formula="of:=[.AA4]+1" office:value-type="date" office:date-value="2025-06-20" calcext:value-type="date">
            <text:p>20</text:p>
          </table:table-cell>
          <table:table-cell table:style-name="ce36" table:formula="of:=[.AB4]+1" office:value-type="date" office:date-value="2025-06-21" calcext:value-type="date">
            <text:p>21</text:p>
          </table:table-cell>
          <table:table-cell table:style-name="ce40" table:formula="of:=[.AC4]+1" office:value-type="date" office:date-value="2025-06-22" calcext:value-type="date">
            <text:p>22</text:p>
          </table:table-cell>
          <table:table-cell table:style-name="ce31" table:formula="of:=[.AD4]+1" office:value-type="date" office:date-value="2025-06-23" calcext:value-type="date">
            <text:p>23</text:p>
          </table:table-cell>
          <table:table-cell table:style-name="ce36" table:formula="of:=[.AE4]+1" office:value-type="date" office:date-value="2025-06-24" calcext:value-type="date">
            <text:p>24</text:p>
          </table:table-cell>
          <table:table-cell table:style-name="ce36" table:formula="of:=[.AF4]+1" office:value-type="date" office:date-value="2025-06-25" calcext:value-type="date">
            <text:p>25</text:p>
          </table:table-cell>
          <table:table-cell table:style-name="ce36" table:formula="of:=[.AG4]+1" office:value-type="date" office:date-value="2025-06-26" calcext:value-type="date">
            <text:p>26</text:p>
          </table:table-cell>
          <table:table-cell table:style-name="ce36" table:formula="of:=[.AH4]+1" office:value-type="date" office:date-value="2025-06-27" calcext:value-type="date">
            <text:p>27</text:p>
          </table:table-cell>
          <table:table-cell table:style-name="ce36" table:formula="of:=[.AI4]+1" office:value-type="date" office:date-value="2025-06-28" calcext:value-type="date">
            <text:p>28</text:p>
          </table:table-cell>
          <table:table-cell table:style-name="ce40" table:formula="of:=[.AJ4]+1" office:value-type="date" office:date-value="2025-06-29" calcext:value-type="date">
            <text:p>29</text:p>
          </table:table-cell>
          <table:table-cell table:number-columns-repeated="987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8" office:value-type="string" calcext:value-type="string">
            <text:p>ASSIGNED TO</text:p>
          </table:table-cell>
          <table:table-cell table:style-name="ce13" office:value-type="string" calcext:value-type="string" table:number-columns-spanned="2" table:number-rows-spanned="1">
            <text:p>PROGRESS</text:p>
          </table:table-cell>
          <table:covered-table-cell table:style-name="ce17"/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Workdays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Total</text:p>
          </table:table-cell>
          <table:table-cell table:style-name="ce4"/>
          <table:table-cell table:style-name="ce32" table:formula="of:=TEXT([.J4];&quot;ddd&quot;)" office:value-type="string" office:string-value="Mon" calcext:value-type="string">
            <text:p>Mon</text:p>
          </table:table-cell>
          <table:table-cell table:style-name="ce32" table:formula="of:=TEXT([.K4];&quot;ddd&quot;)" office:value-type="string" office:string-value="Tue" calcext:value-type="string">
            <text:p>Tue</text:p>
          </table:table-cell>
          <table:table-cell table:style-name="ce32" table:formula="of:=TEXT([.L4];&quot;ddd&quot;)" office:value-type="string" office:string-value="Wed" calcext:value-type="string">
            <text:p>Wed</text:p>
          </table:table-cell>
          <table:table-cell table:style-name="ce32" table:formula="of:=TEXT([.M4];&quot;ddd&quot;)" office:value-type="string" office:string-value="Thu" calcext:value-type="string">
            <text:p>Thu</text:p>
          </table:table-cell>
          <table:table-cell table:style-name="ce32" table:formula="of:=TEXT([.N4];&quot;ddd&quot;)" office:value-type="string" office:string-value="Fri" calcext:value-type="string">
            <text:p>Fri</text:p>
          </table:table-cell>
          <table:table-cell table:style-name="ce38" table:formula="of:=TEXT([.O4];&quot;ddd&quot;)" office:value-type="string" office:string-value="Sat" calcext:value-type="string">
            <text:p>Sat</text:p>
          </table:table-cell>
          <table:table-cell table:style-name="ce38" table:formula="of:=TEXT([.P4];&quot;ddd&quot;)" office:value-type="string" office:string-value="Sun" calcext:value-type="string">
            <text:p>Sun</text:p>
          </table:table-cell>
          <table:table-cell table:style-name="ce38" table:formula="of:=TEXT([.Q4];&quot;ddd&quot;)" office:value-type="string" office:string-value="Mon" calcext:value-type="string">
            <text:p>Mon</text:p>
          </table:table-cell>
          <table:table-cell table:style-name="ce38" table:formula="of:=TEXT([.R4];&quot;ddd&quot;)" office:value-type="string" office:string-value="Tue" calcext:value-type="string">
            <text:p>Tue</text:p>
          </table:table-cell>
          <table:table-cell table:style-name="ce38" table:formula="of:=TEXT([.S4];&quot;ddd&quot;)" office:value-type="string" office:string-value="Wed" calcext:value-type="string">
            <text:p>Wed</text:p>
          </table:table-cell>
          <table:table-cell table:style-name="ce38" table:formula="of:=TEXT([.T4];&quot;ddd&quot;)" office:value-type="string" office:string-value="Thu" calcext:value-type="string">
            <text:p>Thu</text:p>
          </table:table-cell>
          <table:table-cell table:style-name="ce38" table:formula="of:=TEXT([.U4];&quot;ddd&quot;)" office:value-type="string" office:string-value="Fri" calcext:value-type="string">
            <text:p>Fri</text:p>
          </table:table-cell>
          <table:table-cell table:style-name="ce38" table:formula="of:=TEXT([.V4];&quot;ddd&quot;)" office:value-type="string" office:string-value="Sat" calcext:value-type="string">
            <text:p>Sat</text:p>
          </table:table-cell>
          <table:table-cell table:style-name="ce38" table:formula="of:=TEXT([.W4];&quot;ddd&quot;)" office:value-type="string" office:string-value="Sun" calcext:value-type="string">
            <text:p>Sun</text:p>
          </table:table-cell>
          <table:table-cell table:style-name="ce38" table:formula="of:=TEXT([.X4];&quot;ddd&quot;)" office:value-type="string" office:string-value="Mon" calcext:value-type="string">
            <text:p>Mon</text:p>
          </table:table-cell>
          <table:table-cell table:style-name="ce38" table:formula="of:=TEXT([.Y4];&quot;ddd&quot;)" office:value-type="string" office:string-value="Tue" calcext:value-type="string">
            <text:p>Tue</text:p>
          </table:table-cell>
          <table:table-cell table:style-name="ce38" table:formula="of:=TEXT([.Z4];&quot;ddd&quot;)" office:value-type="string" office:string-value="Wed" calcext:value-type="string">
            <text:p>Wed</text:p>
          </table:table-cell>
          <table:table-cell table:style-name="ce38" table:formula="of:=TEXT([.AA4];&quot;ddd&quot;)" office:value-type="string" office:string-value="Thu" calcext:value-type="string">
            <text:p>Thu</text:p>
          </table:table-cell>
          <table:table-cell table:style-name="ce38" table:formula="of:=TEXT([.AB4];&quot;ddd&quot;)" office:value-type="string" office:string-value="Fri" calcext:value-type="string">
            <text:p>Fri</text:p>
          </table:table-cell>
          <table:table-cell table:style-name="ce38" table:formula="of:=TEXT([.AC4];&quot;ddd&quot;)" office:value-type="string" office:string-value="Sat" calcext:value-type="string">
            <text:p>Sat</text:p>
          </table:table-cell>
          <table:table-cell table:style-name="ce38" table:formula="of:=TEXT([.AD4];&quot;ddd&quot;)" office:value-type="string" office:string-value="Sun" calcext:value-type="string">
            <text:p>Sun</text:p>
          </table:table-cell>
          <table:table-cell table:style-name="ce38" table:formula="of:=TEXT([.AE4];&quot;ddd&quot;)" office:value-type="string" office:string-value="Mon" calcext:value-type="string">
            <text:p>Mon</text:p>
          </table:table-cell>
          <table:table-cell table:style-name="ce38" table:formula="of:=TEXT([.AF4];&quot;ddd&quot;)" office:value-type="string" office:string-value="Tue" calcext:value-type="string">
            <text:p>Tue</text:p>
          </table:table-cell>
          <table:table-cell table:style-name="ce38" table:formula="of:=TEXT([.AG4];&quot;ddd&quot;)" office:value-type="string" office:string-value="Wed" calcext:value-type="string">
            <text:p>Wed</text:p>
          </table:table-cell>
          <table:table-cell table:style-name="ce38" table:formula="of:=TEXT([.AH4];&quot;ddd&quot;)" office:value-type="string" office:string-value="Thu" calcext:value-type="string">
            <text:p>Thu</text:p>
          </table:table-cell>
          <table:table-cell table:style-name="ce38" table:formula="of:=TEXT([.AI4];&quot;ddd&quot;)" office:value-type="string" office:string-value="Fri" calcext:value-type="string">
            <text:p>Fri</text:p>
          </table:table-cell>
          <table:table-cell table:style-name="ce38" table:formula="of:=TEXT([.AJ4];&quot;ddd&quot;)" office:value-type="string" office:string-value="Sat" calcext:value-type="string">
            <text:p>Sat</text:p>
          </table:table-cell>
          <table:table-cell table:style-name="ce38" table:formula="of:=TEXT([.AK4];&quot;ddd&quot;)" office:value-type="string" office:string-value="Sun" calcext:value-type="string">
            <text:p>Sun</text:p>
          </table:table-cell>
          <table:table-cell table:number-columns-repeated="987"/>
        </table:table-row>
        <table:table-row table:style-name="ro1">
          <table:table-cell table:style-name="ce5" office:value-type="string" calcext:value-type="string">
            <text:p>Phase 1</text:p>
          </table:table-cell>
          <table:table-cell table:style-name="ce9"/>
          <table:table-cell table:style-name="ce14"/>
          <table:table-cell table:style-name="ce18" table:formula="of:=IFERROR(__xludf.dummyfunction(&quot;IFERROR(SPARKLINE(C6 ,{&quot;&quot;charttype&quot;&quot;,&quot;&quot;bar&quot;&quot;;&quot;&quot;color1&quot;&quot;,&quot;&quot;gray&quot;&quot;;&quot;&quot;max&quot;&quot;,1}))&quot;);&quot;&quot;)">
            <text:p/>
          </table:table-cell>
          <table:table-cell table:style-name="ce20" table:formula="of:=MIN([.E7:.E11])" office:value-type="date" office:date-value="2025-06-02" calcext:value-type="date">
            <text:p>02.06.2025</text:p>
          </table:table-cell>
          <table:table-cell table:style-name="ce22"/>
          <table:table-cell table:style-name="ce26" table:formula="of:=MAX([.G7:.G11])" office:value-type="date" office:date-value="2025-06-13" calcext:value-type="date">
            <text:p>13.06.2025</text:p>
          </table:table-cell>
          <table:table-cell table:style-name="ce28"/>
          <table:table-cell table:style-name="ce5"/>
          <table:table-cell table:style-name="ce33" table:number-columns-repeated="28"/>
          <table:table-cell table:number-columns-repeated="987"/>
        </table:table-row>
        <table:table-row-group table:display="false">
          <table:table-row table:style-name="ro1" table:visibility="collapse">
            <table:table-cell table:style-name="ce6" office:value-type="string" calcext:value-type="string">
              <text:p>Task 1</text:p>
            </table:table-cell>
            <table:table-cell table:style-name="ce10"/>
            <table:table-cell table:style-name="ce15" office:value-type="percentage" office:value="1" calcext:value-type="percentage">
              <text:p>100%</text:p>
            </table:table-cell>
            <table:table-cell table:style-name="ce19" table:formula="of:=IFERROR(__xludf.dummyfunction(&quot;IFERROR(SPARKLINE(C7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2]" office:value-type="date" office:date-value="2025-06-02" calcext:value-type="date">
              <text:p>02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7];[.F7])" office:value-type="date" office:date-value="2025-06-03" calcext:value-type="date">
              <text:p>03.06.2025</text:p>
            </table:table-cell>
            <table:table-cell table:style-name="ce23" table:formula="of:=[.G7]-[.E7]" office:value-type="float" office:value="1" calcext:value-type="float">
              <text:p>1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6" office:value-type="string" calcext:value-type="string">
              <text:p>Task 2</text:p>
            </table:table-cell>
            <table:table-cell table:style-name="ce10"/>
            <table:table-cell table:style-name="ce15" office:value-type="percentage" office:value="0" calcext:value-type="percentage">
              <text:p>0%</text:p>
            </table:table-cell>
            <table:table-cell table:style-name="ce19" table:formula="of:=IFERROR(__xludf.dummyfunction(&quot;IFERROR(SPARKLINE(C8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7]+1" office:value-type="date" office:date-value="2025-06-04" calcext:value-type="date">
              <text:p>04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8];[.F8])" office:value-type="date" office:date-value="2025-06-05" calcext:value-type="date">
              <text:p>05.06.2025</text:p>
            </table:table-cell>
            <table:table-cell table:style-name="ce23" table:formula="of:=[.G8]-[.E8]" office:value-type="float" office:value="1" calcext:value-type="float">
              <text:p>1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6" office:value-type="string" calcext:value-type="string">
              <text:p>Task 3</text:p>
            </table:table-cell>
            <table:table-cell table:style-name="ce10"/>
            <table:table-cell table:style-name="ce15" office:value-type="percentage" office:value="0.5" calcext:value-type="percentage">
              <text:p>50%</text:p>
            </table:table-cell>
            <table:table-cell table:style-name="ce19" table:formula="of:=IFERROR(__xludf.dummyfunction(&quot;IFERROR(SPARKLINE(C9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8]+1" office:value-type="date" office:date-value="2025-06-06" calcext:value-type="date">
              <text:p>06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9];[.F9])" office:value-type="date" office:date-value="2025-06-09" calcext:value-type="date">
              <text:p>09.06.2025</text:p>
            </table:table-cell>
            <table:table-cell table:style-name="ce23" table:formula="of:=[.G9]-[.E9]" office:value-type="float" office:value="3" calcext:value-type="float">
              <text:p>3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6" office:value-type="string" calcext:value-type="string">
              <text:p>Task 4</text:p>
            </table:table-cell>
            <table:table-cell table:style-name="ce10"/>
            <table:table-cell table:style-name="ce15" office:value-type="percentage" office:value="0.3" calcext:value-type="percentage">
              <text:p>30%</text:p>
            </table:table-cell>
            <table:table-cell table:style-name="ce19" table:formula="of:=IFERROR(__xludf.dummyfunction(&quot;IFERROR(SPARKLINE(C10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9]+1" office:value-type="date" office:date-value="2025-06-10" calcext:value-type="date">
              <text:p>10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0];[.F10])" office:value-type="date" office:date-value="2025-06-11" calcext:value-type="date">
              <text:p>11.06.2025</text:p>
            </table:table-cell>
            <table:table-cell table:style-name="ce23" table:formula="of:=[.G10]-[.E10]" office:value-type="float" office:value="1" calcext:value-type="float">
              <text:p>1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6" office:value-type="string" calcext:value-type="string">
              <text:p>Task 5</text:p>
            </table:table-cell>
            <table:table-cell table:style-name="ce10"/>
            <table:table-cell table:style-name="ce15" office:value-type="percentage" office:value="0" calcext:value-type="percentage">
              <text:p>0%</text:p>
            </table:table-cell>
            <table:table-cell table:style-name="ce19" table:formula="of:=IFERROR(__xludf.dummyfunction(&quot;IFERROR(SPARKLINE(C11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10]+1" office:value-type="date" office:date-value="2025-06-12" calcext:value-type="date">
              <text:p>12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1];[.F11])" office:value-type="date" office:date-value="2025-06-13" calcext:value-type="date">
              <text:p>13.06.2025</text:p>
            </table:table-cell>
            <table:table-cell table:style-name="ce23" table:formula="of:=[.G11]-[.E11]" office:value-type="float" office:value="1" calcext:value-type="float">
              <text:p>1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</table:table-row-group>
        <table:table-row table:style-name="ro1">
          <table:table-cell table:style-name="ce5" office:value-type="string" calcext:value-type="string">
            <text:p>Phase 2</text:p>
          </table:table-cell>
          <table:table-cell table:style-name="ce11"/>
          <table:table-cell table:style-name="ce16"/>
          <table:table-cell table:style-name="ce18" table:formula="of:=IFERROR(__xludf.dummyfunction(&quot;IFERROR(SPARKLINE(C12 ,{&quot;&quot;charttype&quot;&quot;,&quot;&quot;bar&quot;&quot;;&quot;&quot;color1&quot;&quot;,&quot;&quot;gray&quot;&quot;;&quot;&quot;max&quot;&quot;,1}))&quot;);&quot;&quot;)">
            <text:p/>
          </table:table-cell>
          <table:table-cell table:style-name="ce20" table:formula="of:=MIN([.E13:.E17])" office:value-type="date" office:date-value="2025-06-14" calcext:value-type="date">
            <text:p>14.06.2025</text:p>
          </table:table-cell>
          <table:table-cell table:style-name="ce22"/>
          <table:table-cell table:style-name="ce26" table:formula="of:=MAX([.G13:.G17])" office:value-type="date" office:date-value="2025-06-25" calcext:value-type="date">
            <text:p>25.06.2025</text:p>
          </table:table-cell>
          <table:table-cell table:style-name="ce28"/>
          <table:table-cell table:style-name="ce5"/>
          <table:table-cell table:style-name="ce33" table:number-columns-repeated="28"/>
          <table:table-cell table:number-columns-repeated="987"/>
        </table:table-row>
        <table:table-row-group>
          <table:table-row table:style-name="ro1" table:visibility="collapse">
            <table:table-cell table:style-name="ce6" office:value-type="string" calcext:value-type="string">
              <text:p>Task 1</text:p>
            </table:table-cell>
            <table:table-cell table:style-name="ce10"/>
            <table:table-cell table:style-name="ce15" office:value-type="percentage" office:value="1" calcext:value-type="percentage">
              <text:p>100%</text:p>
            </table:table-cell>
            <table:table-cell table:style-name="ce19" table:formula="of:=IFERROR(__xludf.dummyfunction(&quot;IFERROR(SPARKLINE(C13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11]+1" office:value-type="date" office:date-value="2025-06-14" calcext:value-type="date">
              <text:p>14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3];[.F13])" office:value-type="date" office:date-value="2025-06-16" calcext:value-type="date">
              <text:p>16.06.2025</text:p>
            </table:table-cell>
            <table:table-cell table:style-name="ce23" table:formula="of:=[.G13]-[.E13]" office:value-type="float" office:value="2" calcext:value-type="float">
              <text:p>2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6" office:value-type="string" calcext:value-type="string">
              <text:p>Task 2</text:p>
            </table:table-cell>
            <table:table-cell table:style-name="ce10"/>
            <table:table-cell table:style-name="ce15"/>
            <table:table-cell table:style-name="ce19" table:formula="of:=IFERROR(__xludf.dummyfunction(&quot;IFERROR(SPARKLINE(C14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13]+1" office:value-type="date" office:date-value="2025-06-17" calcext:value-type="date">
              <text:p>17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4];[.F14])" office:value-type="date" office:date-value="2025-06-18" calcext:value-type="date">
              <text:p>18.06.2025</text:p>
            </table:table-cell>
            <table:table-cell table:style-name="ce23" table:formula="of:=[.G14]-[.E14]" office:value-type="float" office:value="1" calcext:value-type="float">
              <text:p>1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6" office:value-type="string" calcext:value-type="string">
              <text:p>Task 3</text:p>
            </table:table-cell>
            <table:table-cell table:style-name="ce10"/>
            <table:table-cell table:style-name="ce15"/>
            <table:table-cell table:style-name="ce19" table:formula="of:=IFERROR(__xludf.dummyfunction(&quot;IFERROR(SPARKLINE(C15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14]+1" office:value-type="date" office:date-value="2025-06-19" calcext:value-type="date">
              <text:p>19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5];[.F15])" office:value-type="date" office:date-value="2025-06-20" calcext:value-type="date">
              <text:p>20.06.2025</text:p>
            </table:table-cell>
            <table:table-cell table:style-name="ce23" table:formula="of:=[.G15]-[.E15]" office:value-type="float" office:value="1" calcext:value-type="float">
              <text:p>1</text:p>
            </table:table-cell>
            <table:table-cell table:style-name="ce3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7" office:value-type="string" calcext:value-type="string">
              <text:p>Event</text:p>
            </table:table-cell>
            <table:table-cell table:style-name="ce10"/>
            <table:table-cell table:style-name="ce15"/>
            <table:table-cell table:style-name="ce19" table:formula="of:=IFERROR(__xludf.dummyfunction(&quot;IFERROR(SPARKLINE(C16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15]+1" office:value-type="date" office:date-value="2025-06-21" calcext:value-type="date">
              <text:p>21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6];[.F16])" office:value-type="date" office:date-value="2025-06-23" calcext:value-type="date">
              <text:p>23.06.2025</text:p>
            </table:table-cell>
            <table:table-cell table:style-name="ce23" table:formula="of:=[.G16]-[.E16]" office:value-type="float" office:value="2" calcext:value-type="float">
              <text:p>2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  <table:table-row table:style-name="ro1" table:visibility="collapse">
            <table:table-cell table:style-name="ce7" office:value-type="string" calcext:value-type="string">
              <text:p>Postprocessing</text:p>
            </table:table-cell>
            <table:table-cell table:style-name="ce10"/>
            <table:table-cell table:style-name="ce15" office:value-type="percentage" office:value="0" calcext:value-type="percentage">
              <text:p>0%</text:p>
            </table:table-cell>
            <table:table-cell table:style-name="ce19" table:formula="of:=IFERROR(__xludf.dummyfunction(&quot;IFERROR(SPARKLINE(C17 ,{&quot;&quot;charttype&quot;&quot;,&quot;&quot;bar&quot;&quot;;&quot;&quot;color1&quot;&quot;,&quot;&quot;gray&quot;&quot;;&quot;&quot;max&quot;&quot;,1}))&quot;);&quot;&quot;)">
              <text:p/>
            </table:table-cell>
            <table:table-cell table:style-name="ce10" table:formula="of:=[.G16]+1" office:value-type="date" office:date-value="2025-06-24" calcext:value-type="date">
              <text:p>24.06.2025</text:p>
            </table:table-cell>
            <table:table-cell table:style-name="ce23" office:value-type="float" office:value="1" calcext:value-type="float">
              <text:p>1</text:p>
            </table:table-cell>
            <table:table-cell table:style-name="ce27" table:formula="of:=WORKDAY([.E17];[.F17])" office:value-type="date" office:date-value="2025-06-25" calcext:value-type="date">
              <text:p>25.06.2025</text:p>
            </table:table-cell>
            <table:table-cell table:style-name="ce23" table:formula="of:=[.G17]-[.E17]" office:value-type="float" office:value="1" calcext:value-type="float">
              <text:p>1</text:p>
            </table:table-cell>
            <table:table-cell table:style-name="ce6"/>
            <table:table-cell table:style-name="ce34" table:number-columns-repeated="4"/>
            <table:table-cell table:style-name="ce37" table:number-columns-repeated="24"/>
            <table:table-cell table:number-columns-repeated="987"/>
          </table:table-row>
        </table:table-row-group>
        <table:table-row table:style-name="ro1" table:number-rows-repeated="983">
          <table:table-cell table:style-name="ce3" table:number-columns-repeated="2"/>
          <table:table-cell table:style-name="ce12"/>
          <table:table-cell table:style-name="ce3" table:number-columns-repeated="34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nblatt1.J6:Tabellenblatt1.AK17">
            <calcext:condition calcext:apply-style-name="ConditionalStyle_1" calcext:value="formula-is(AND([.J$4]&gt;=[.$E6];[.J$4]&lt;=[.$G6]))" calcext:base-cell-address="Tabellenblatt1.J6"/>
          </calcext:conditional-format>
          <calcext:conditional-format calcext:target-range-address="Tabellenblatt1.J4:Tabellenblatt1.AK5">
            <calcext:condition calcext:apply-style-name="ConditionalStyle_2" calcext:value="formula-is([.J$4]=TODAY())" calcext:base-cell-address="Tabellenblatt1.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b5394"/>
    </style:style>
    <style:style style:name="ConditionalStyle_5f_2" style:display-name="ConditionalStyle_2" style:family="table-cell" style:parent-style-name="Default">
      <style:table-cell-properties fo:background-color="#a61c00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" meta:object-count="0"/>
    <meta:generator>LibreOfficeDev/6.0.5.2$Linux_X86_64 LibreOffice_project/</meta:generator>
  </office:meta>
</office:document-meta>
</file>